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3DD84FB0.png" manifest:media-type="image/png"/>
  <manifest:file-entry manifest:full-path="Pictures/1000020100000186000002410B29D7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" draw:marker-end="Arrow" draw:marker-end-width="0.508cm" draw:fill="none" draw:textarea-vertical-align="middle"/>
    </style:style>
    <style:style style:name="gr3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1.782cm" fo:min-width="0cm"/>
    </style:style>
    <style:style style:name="gr5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.89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4.699cm" svg:x="15.478cm" svg:y="4.175cm">
          <draw:image xlink:href="Pictures/1000020100000186000002410B29D7EB.png" xlink:type="simple" xlink:show="embed" xlink:actuate="onLoad">
            <text:p/>
          </draw:image>
        </draw:frame>
        <draw:frame draw:style-name="gr1" draw:text-style-name="P1" draw:layer="layout" svg:width="3.302cm" svg:height="3.156cm" svg:x="23.606cm" svg:y="1.019cm">
          <draw:image xlink:href="Pictures/10000201000000FA000000FA3DD84FB0.png" xlink:type="simple" xlink:show="embed" xlink:actuate="onLoad">
            <text:p/>
          </draw:image>
        </draw:frame>
        <draw:frame draw:style-name="gr1" draw:text-style-name="P1" draw:layer="layout" svg:width="3.302cm" svg:height="3.156cm" svg:x="23.606cm" svg:y="9.401cm">
          <draw:image xlink:href="Pictures/10000201000000FA000000FA3DD84FB0.png" xlink:type="simple" xlink:show="embed" xlink:actuate="onLoad">
            <text:p/>
          </draw:image>
        </draw:frame>
        <draw:frame draw:style-name="gr1" draw:text-style-name="P1" draw:layer="layout" svg:width="3.302cm" svg:height="3.156cm" svg:x="23.606cm" svg:y="17.434cm">
          <draw:image xlink:href="Pictures/10000201000000FA000000FA3DD84FB0.png" xlink:type="simple" xlink:show="embed" xlink:actuate="onLoad">
            <text:p/>
          </draw:image>
        </draw:frame>
        <draw:line draw:style-name="gr2" draw:text-style-name="P1" draw:layer="layout" svg:x1="23.606cm" svg:y1="3.286cm" svg:x2="18.399cm" svg:y2="6.334cm">
          <text:p/>
        </draw:line>
        <draw:frame draw:style-name="gr1" draw:text-style-name="P1" draw:layer="layout" svg:width="3.175cm" svg:height="4.699cm" svg:x="15.351cm" svg:y="12.557cm">
          <draw:image xlink:href="Pictures/1000020100000186000002410B29D7EB.png" xlink:type="simple" xlink:show="embed" xlink:actuate="onLoad">
            <text:p/>
          </draw:image>
        </draw:frame>
        <draw:frame draw:style-name="gr1" draw:text-style-name="P1" draw:layer="layout" svg:width="3.175cm" svg:height="4.699cm" svg:x="8.239cm" svg:y="8.493cm">
          <draw:image xlink:href="Pictures/1000020100000186000002410B29D7EB.png" xlink:type="simple" xlink:show="embed" xlink:actuate="onLoad">
            <text:p/>
          </draw:image>
        </draw:frame>
        <draw:frame draw:style-name="gr1" draw:text-style-name="P1" draw:layer="layout" svg:width="3.175cm" svg:height="4.699cm" svg:x="1cm" svg:y="8.366cm">
          <draw:image xlink:href="Pictures/1000020100000186000002410B29D7EB.png" xlink:type="simple" xlink:show="embed" xlink:actuate="onLoad">
            <text:p/>
          </draw:image>
        </draw:frame>
        <draw:line draw:style-name="gr2" draw:text-style-name="P1" draw:layer="layout" svg:x1="23.606cm" svg:y1="11.541cm" svg:x2="18.526cm" svg:y2="14.589cm">
          <text:p/>
        </draw:line>
        <draw:line draw:style-name="gr2" draw:text-style-name="P1" draw:layer="layout" svg:x1="23.479cm" svg:y1="10.271cm" svg:x2="18.399cm" svg:y2="7.096cm">
          <text:p/>
        </draw:line>
        <draw:line draw:style-name="gr2" draw:text-style-name="P1" draw:layer="layout" svg:x1="23.479cm" svg:y1="18.272cm" svg:x2="18.526cm" svg:y2="15.859cm">
          <text:p/>
        </draw:line>
        <draw:line draw:style-name="gr2" draw:text-style-name="P1" draw:layer="layout" svg:x1="15.605cm" svg:y1="6.461cm" svg:x2="11.16cm" svg:y2="10.271cm">
          <text:p/>
        </draw:line>
        <draw:line draw:style-name="gr2" draw:text-style-name="P1" draw:layer="layout" svg:x1="15.478cm" svg:y1="14.97cm" svg:x2="11.16cm" svg:y2="11.414cm">
          <text:p/>
        </draw:line>
        <draw:line draw:style-name="gr2" draw:text-style-name="P1" draw:layer="layout" svg:x1="8.366cm" svg:y1="10.906cm" svg:x2="3.921cm" svg:y2="10.779cm">
          <text:p/>
        </draw:line>
        <draw:frame draw:style-name="gr3" draw:text-style-name="P2" draw:layer="layout" svg:width="4.075cm" svg:height="1.204cm" draw:transform="rotate (0.556410965535792) translate (18.78cm 4.677cm)">
          <draw:text-box>
            <text:p><text:span text:style-name="T1">Bluetooth</text:span></text:p>
          </draw:text-box>
        </draw:frame>
        <draw:frame draw:style-name="gr3" draw:text-style-name="P2" draw:layer="layout" svg:width="4.075cm" svg:height="1.204cm" draw:transform="rotate (0.556410965535792) translate (18.621cm 12.932cm)">
          <draw:text-box>
            <text:p><text:span text:style-name="T1">Bluetooth</text:span></text:p>
          </draw:text-box>
        </draw:frame>
        <draw:frame draw:style-name="gr3" draw:text-style-name="P2" draw:layer="layout" svg:width="4.075cm" svg:height="1.204cm" draw:transform="rotate (-0.570548132476947) translate (19.938cm 6.588cm)">
          <draw:text-box>
            <text:p><text:span text:style-name="T1">Bluetooth</text:span></text:p>
          </draw:text-box>
        </draw:frame>
        <draw:frame draw:style-name="gr3" draw:text-style-name="P2" draw:layer="layout" svg:width="4.075cm" svg:height="1.204cm" draw:transform="rotate (-0.469144502936076) translate (19.971cm 15.229cm)">
          <draw:text-box>
            <text:p><text:span text:style-name="T1">Bluetooth</text:span></text:p>
          </draw:text-box>
        </draw:frame>
        <draw:frame draw:style-name="gr3" draw:text-style-name="P3" draw:layer="layout" svg:width="4.261cm" svg:height="2.157cm" svg:x="4.486cm" svg:y="9.763cm">
          <draw:text-box>
            <text:p text:style-name="P1"><text:span text:style-name="T1">MQTT</text:span></text:p>
            <text:p text:style-name="P1"><text:span text:style-name="T1">Subscribe</text:span></text:p>
          </draw:text-box>
        </draw:frame>
        <draw:frame draw:style-name="gr3" draw:text-style-name="P3" draw:layer="layout" svg:width="3.271cm" svg:height="2.157cm" draw:transform="rotate (0.761836218495525) translate (11.495cm 8.719cm)">
          <draw:text-box>
            <text:p text:style-name="P1"><text:span text:style-name="T1">MQTT</text:span></text:p>
            <text:p text:style-name="P1"><text:span text:style-name="T1">Publish</text:span></text:p>
          </draw:text-box>
        </draw:frame>
        <draw:frame draw:style-name="gr3" draw:text-style-name="P3" draw:layer="layout" svg:width="3.271cm" svg:height="2.157cm" draw:transform="rotate (-0.683645468006179) translate (12.942cm 11.486cm)">
          <draw:text-box>
            <text:p text:style-name="P1"><text:span text:style-name="T1">MQTT</text:span></text:p>
            <text:p text:style-name="P1"><text:span text:style-name="T1">Publish</text:span></text:p>
          </draw:text-box>
        </draw:frame>
        <draw:frame draw:style-name="gr3" draw:text-style-name="P3" draw:layer="layout" svg:width="2.995cm" svg:height="2.157cm" svg:x="1.053cm" svg:y="6.59cm">
          <draw:text-box>
            <text:p text:style-name="P1"><text:span text:style-name="T1">HTTP</text:span></text:p>
            <text:p text:style-name="P1"><text:span text:style-name="T1">Server</text:span></text:p>
          </draw:text-box>
        </draw:frame>
        <draw:frame draw:style-name="gr4" draw:text-style-name="P3" draw:layer="layout" svg:width="2.995cm" svg:height="2.157cm" svg:x="8.292cm" svg:y="6.842cm">
          <draw:text-box>
            <text:p text:style-name="P1"><text:span text:style-name="T1">MQTT</text:span></text:p>
            <text:p text:style-name="P1"><text:span text:style-name="T1">Broker</text:span></text:p>
          </draw:text-box>
        </draw:frame>
        <draw:frame draw:style-name="gr5" draw:text-style-name="P3" draw:layer="layout" svg:width="3.461cm" svg:height="1.204cm" svg:x="15.351cm" svg:y="3.413cm">
          <draw:text-box>
            <text:p text:style-name="P1"><text:span text:style-name="T1">BBBK 2</text:span></text:p>
          </draw:text-box>
        </draw:frame>
        <draw:frame draw:style-name="gr5" draw:text-style-name="P3" draw:layer="layout" svg:width="3.461cm" svg:height="1.204cm" svg:x="15.319cm" svg:y="16.969cm">
          <draw:text-box>
            <text:p text:style-name="P1"><text:span text:style-name="T1">BBBK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20:45:40.267242789</meta:creation-date>
    <dc:date>2016-04-07T21:03:25.963711157</dc:date>
    <meta:editing-duration>PT2M2S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